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10.6346749226">
            <text:p>1910.634674922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36.95046439628">
            <text:p>1536.9504643963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10.6346749226">
            <text:p>1910.634674922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10.6346749226">
            <text:p>1910.6346749226</text:p>
          </table:table-cell>
          <table:table-cell table:style-name="ce60" office:value-type="string">
            <text:p>Գայանե</text:p>
          </table:table-cell>
          <table:table-cell table:number-columns-repeated="2"/>
          <table:table-cell table:formula="of:=SUM([.K2];[.K10];[.K12])" office:value-type="float" office:value="61900">
            <text:p>6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  <table:table-cell table:formula="of:=SUM([.G3])" office:value-type="float" office:value="36200">
            <text:p>362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18.68421052632">
            <text:p>1118.6842105263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25700">
            <text:p>257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10.6346749226">
            <text:p>1910.634674922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10.6346749226">
            <text:p>1910.6346749226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10.6346749226">
            <text:p>1910.6346749226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36.95046439628">
            <text:p>1536.9504643963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10.6346749226">
            <text:p>1910.6346749226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)" office:value-type="float" office:value="395">
            <text:p>395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F28])" office:value-type="float" office:value="1910.6346749226">
            <text:p>1910.6346749226</text:p>
          </table:table-cell>
          <table:table-cell office:value-type="string">
            <text:p>Սերյոժա</text:p>
          </table:table-cell>
          <table:table-cell/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10.6346749226">
            <text:p>1910.634674922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10.6346749226">
            <text:p>1910.634674922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10.6346749226">
            <text:p>191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10.6346749226">
            <text:p>1910.6346749226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87.10526315789">
            <text:p>1487.1052631579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87.10526315789">
            <text:p>1487.1052631579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87.10526315789">
            <text:p>1487.1052631579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10.6346749226">
            <text:p>1910.634674922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15.6346749226">
            <text:p>1515.634674922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20" office:value-type="float" office:value="350">
            <text:p>350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0900">
            <text:p>109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4/08/2016</text:date>, <text:time>13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8T13:17:23</dc:date>
    <meta:editing-duration>P6DT1H47M44S</meta:editing-duration>
    <meta:editing-cycles>2208</meta:editing-cycles>
    <meta:generator>OpenOffice/4.1.1$Unix OpenOffice.org_project/411m6$Build-9775</meta:generator>
    <dc:creator>Hasmik Dabaghyan</dc:creator>
    <meta:document-statistic meta:table-count="13" meta:cell-count="5360" meta:object-count="0"/>
  </office:meta>
</office:document-meta>
</file>